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acf0" officeooo:paragraph-rsid="00018415"/>
    </style:style>
    <style:style style:name="P2" style:family="paragraph" style:parent-style-name="Standard">
      <style:text-properties style:text-underline-style="solid" style:text-underline-width="auto" style:text-underline-color="font-color" officeooo:rsid="000a5d90" officeooo:paragraph-rsid="00018415"/>
    </style:style>
    <style:style style:name="P3" style:family="paragraph" style:parent-style-name="Standard">
      <style:text-properties style:text-underline-style="solid" style:text-underline-width="auto" style:text-underline-color="font-color" officeooo:rsid="0000d6e8" officeooo:paragraph-rsid="00018415"/>
    </style:style>
    <style:style style:name="P4" style:family="paragraph" style:parent-style-name="Standard">
      <style:text-properties style:text-underline-style="solid" style:text-underline-width="auto" style:text-underline-color="font-color" officeooo:rsid="000aacf0" officeooo:paragraph-rsid="00018415"/>
    </style:style>
    <style:style style:name="P5" style:family="paragraph" style:parent-style-name="Standard">
      <style:text-properties officeooo:rsid="0000d6e8" officeooo:paragraph-rsid="00018415"/>
    </style:style>
    <style:style style:name="P6" style:family="paragraph" style:parent-style-name="Standard">
      <style:text-properties officeooo:rsid="0007fe5a" officeooo:paragraph-rsid="00018415"/>
    </style:style>
    <style:style style:name="P7" style:family="paragraph" style:parent-style-name="Standard">
      <style:text-properties officeooo:paragraph-rsid="00018415"/>
    </style:style>
    <style:style style:name="P8" style:family="paragraph" style:parent-style-name="Standard">
      <style:text-properties officeooo:paragraph-rsid="0002c91e"/>
    </style:style>
    <style:style style:name="P9" style:family="paragraph" style:parent-style-name="Standard">
      <style:text-properties style:text-underline-style="none" officeooo:rsid="0000d6e8" officeooo:paragraph-rsid="00018415"/>
    </style:style>
    <style:style style:name="P10" style:family="paragraph" style:parent-style-name="Standard">
      <style:text-properties officeooo:paragraph-rsid="00051bda"/>
    </style:style>
    <style:style style:name="P11" style:family="paragraph" style:parent-style-name="Standard">
      <style:text-properties officeooo:paragraph-rsid="00078ec7"/>
    </style:style>
    <style:style style:name="P12" style:family="paragraph" style:parent-style-name="Standard">
      <style:text-properties officeooo:paragraph-rsid="0007f223"/>
    </style:style>
    <style:style style:name="P13" style:family="paragraph" style:parent-style-name="Standard">
      <style:text-properties officeooo:paragraph-rsid="000a8cac"/>
    </style:style>
    <style:style style:name="P14" style:family="paragraph" style:parent-style-name="Standard">
      <style:text-properties officeooo:paragraph-rsid="000b252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2c91e"/>
    </style:style>
    <style:style style:name="T3" style:family="text">
      <style:text-properties fo:language="en" fo:country="US" officeooo:rsid="0000d6e8"/>
    </style:style>
    <style:style style:name="T4" style:family="text">
      <style:text-properties fo:language="en" fo:country="US" officeooo:rsid="0007f223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font-weight="bold" officeooo:rsid="00023f0d" style:font-weight-asian="bold" style:font-weight-complex="bold"/>
    </style:style>
    <style:style style:name="T8" style:family="text">
      <style:text-properties style:text-underline-style="none" fo:font-weight="bold" officeooo:rsid="00049bff" style:font-weight-asian="bold" style:font-weight-complex="bold"/>
    </style:style>
    <style:style style:name="T9" style:family="text">
      <style:text-properties style:text-underline-style="none" fo:font-weight="bold" officeooo:rsid="0004a051" style:font-weight-asian="bold" style:font-weight-complex="bold"/>
    </style:style>
    <style:style style:name="T10" style:family="text">
      <style:text-properties style:text-underline-style="none" fo:font-weight="bold" officeooo:rsid="0005fc8d" style:font-weight-asian="bold" style:font-weight-complex="bold"/>
    </style:style>
    <style:style style:name="T11" style:family="text">
      <style:text-properties style:text-underline-style="none" fo:font-weight="bold" officeooo:rsid="0001b398" style:font-weight-asian="bold" style:font-weight-complex="bold"/>
    </style:style>
    <style:style style:name="T12" style:family="text">
      <style:text-properties style:text-underline-style="none" fo:font-weight="bold" officeooo:rsid="000aacf0" style:font-weight-asian="bold" style:font-weight-complex="bold"/>
    </style:style>
    <style:style style:name="T13" style:family="text">
      <style:text-properties style:text-underline-style="none" fo:font-weight="bold" officeooo:rsid="000a8cac" style:font-weight-asian="bold" style:font-weight-complex="bold"/>
    </style:style>
    <style:style style:name="T14" style:family="text">
      <style:text-properties style:text-underline-style="none" fo:font-weight="bold" officeooo:rsid="000443a3" style:font-weight-asian="bold" style:font-weight-complex="bold"/>
    </style:style>
    <style:style style:name="T15" style:family="text">
      <style:text-properties style:text-underline-style="none" fo:font-weight="bold" officeooo:rsid="000b2523" style:font-weight-asian="bold" style:font-weight-complex="bold"/>
    </style:style>
    <style:style style:name="T16" style:family="text">
      <style:text-properties style:text-underline-style="none" officeooo:rsid="00049bff"/>
    </style:style>
    <style:style style:name="T17" style:family="text">
      <style:text-properties style:text-underline-style="none" officeooo:rsid="00023f0d"/>
    </style:style>
    <style:style style:name="T18" style:family="text">
      <style:text-properties style:text-underline-style="none" officeooo:rsid="00034343"/>
    </style:style>
    <style:style style:name="T19" style:family="text">
      <style:text-properties style:text-underline-style="none" officeooo:rsid="0004a051"/>
    </style:style>
    <style:style style:name="T20" style:family="text">
      <style:text-properties style:text-underline-style="none" officeooo:rsid="0005fc8d"/>
    </style:style>
    <style:style style:name="T21" style:family="text">
      <style:text-properties style:text-underline-style="none" officeooo:rsid="00075857"/>
    </style:style>
    <style:style style:name="T22" style:family="text">
      <style:text-properties style:text-underline-style="none" officeooo:rsid="0001b398"/>
    </style:style>
    <style:style style:name="T23" style:family="text">
      <style:text-properties style:text-underline-style="none" officeooo:rsid="00051bda"/>
    </style:style>
    <style:style style:name="T24" style:family="text">
      <style:text-properties style:text-underline-style="none" officeooo:rsid="000982cc"/>
    </style:style>
    <style:style style:name="T25" style:family="text">
      <style:text-properties style:text-underline-style="none" officeooo:rsid="000aacf0"/>
    </style:style>
    <style:style style:name="T26" style:family="text">
      <style:text-properties style:text-underline-style="none" officeooo:rsid="000443a3"/>
    </style:style>
    <style:style style:name="T27" style:family="text">
      <style:text-properties style:text-underline-style="none" officeooo:rsid="000a8cac"/>
    </style:style>
    <style:style style:name="T28" style:family="text">
      <style:text-properties style:text-underline-style="none" officeooo:rsid="000b2523"/>
    </style:style>
    <style:style style:name="T29" style:family="text">
      <style:text-properties officeooo:rsid="00017b8f"/>
    </style:style>
    <style:style style:name="T30" style:family="text">
      <style:text-properties officeooo:rsid="0000d6e8"/>
    </style:style>
    <style:style style:name="T31" style:family="text">
      <style:text-properties officeooo:rsid="0007fe5a"/>
    </style:style>
    <style:style style:name="T32" style:family="text">
      <style:text-properties officeooo:rsid="0008ee28"/>
    </style:style>
    <style:style style:name="T33" style:family="text">
      <style:text-properties fo:font-weight="bold" officeooo:rsid="00017b8f" style:font-weight-asian="bold" style:font-weight-complex="bold"/>
    </style:style>
    <style:style style:name="T34" style:family="text">
      <style:text-properties fo:font-weight="bold" officeooo:rsid="000443a3" style:font-weight-asian="bold" style:font-weight-complex="bold"/>
    </style:style>
    <style:style style:name="T35" style:family="text">
      <style:text-properties fo:font-weight="bold" officeooo:rsid="00023f0d" style:font-weight-asian="bold" style:font-weight-complex="bold"/>
    </style:style>
    <style:style style:name="T36" style:family="text">
      <style:text-properties fo:font-weight="bold" officeooo:rsid="00078ec7" style:font-weight-asian="bold" style:font-weight-complex="bold"/>
    </style:style>
    <style:style style:name="T37" style:family="text">
      <style:text-properties fo:font-weight="normal" officeooo:rsid="0007f223" style:font-weight-asian="normal" style:font-weight-complex="normal"/>
    </style:style>
    <style:style style:name="T38" style:family="text">
      <style:text-properties officeooo:rsid="000443a3"/>
    </style:style>
    <style:style style:name="T39" style:family="text">
      <style:text-properties fo:language="fr" fo:country="FR" style:text-underline-style="none" officeooo:rsid="00023f0d"/>
    </style:style>
    <style:style style:name="T40" style:family="text">
      <style:text-properties fo:language="fr" fo:country="FR" officeooo:rsid="00023f0d"/>
    </style:style>
    <style:style style:name="T41" style:family="text">
      <style:text-properties officeooo:rsid="00023f0d"/>
    </style:style>
    <style:style style:name="T42" style:family="text">
      <style:text-properties officeooo:rsid="00040148"/>
    </style:style>
    <style:style style:name="T43" style:family="text">
      <style:text-properties style:text-underline-style="solid" style:text-underline-width="auto" style:text-underline-color="font-color" officeooo:rsid="0001d895"/>
    </style:style>
    <style:style style:name="T44" style:family="text">
      <style:text-properties officeooo:rsid="0002c91e"/>
    </style:style>
    <style:style style:name="T45" style:family="text">
      <style:text-properties officeooo:rsid="00042c61"/>
    </style:style>
    <style:style style:name="T46" style:family="text">
      <style:text-properties officeooo:rsid="00051bda"/>
    </style:style>
    <style:style style:name="T47" style:family="text">
      <style:text-properties officeooo:rsid="0007f223"/>
    </style:style>
    <style:style style:name="T48" style:family="text">
      <style:text-properties officeooo:rsid="000982cc"/>
    </style:style>
    <style:style style:name="T49" style:family="text">
      <style:text-properties officeooo:rsid="000aacf0"/>
    </style:style>
    <style:style style:name="T50" style:family="text">
      <style:text-properties officeooo:rsid="000a8cac"/>
    </style:style>
    <style:style style:name="T51" style:family="text">
      <style:text-properties fo:font-style="italic" style:text-underline-style="none" officeooo:rsid="000982cc" style:font-style-asian="italic" style:font-style-complex="italic"/>
    </style:style>
    <style:style style:name="T52" style:family="text">
      <style:text-properties fo:font-style="normal" style:text-underline-style="none" officeooo:rsid="000982cc" style:font-style-asian="normal" style:font-style-complex="normal"/>
    </style:style>
    <style:style style:name="T53" style:family="text">
      <style:text-properties fo:font-style="normal" style:text-underline-style="none" fo:font-weight="bold" officeooo:rsid="000982cc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The article "The unreasonable effectiveness of the Julia programming language" was written by Lee Philips for the site "Arstechnica"</text:span></text:p>
      <text:p text:style-name="P5"/>
      <text:p text:style-name="P7"><text:span text:style-name="T43">The summary is :</text:span><text:span text:style-name="T30"><text:line-break/><text:line-break/></text:span><text:span text:style-name="T44">First :</text:span><text:span text:style-name="T30"> The problem<text:line-break/></text:span><text:span text:style-name="T44">Then :</text:span><text:span text:style-name="T30"> What is possible to do with Julia<text:line-break/></text:span><text:span text:style-name="T44">Finnaly : </text:span><text:span text:style-name="T30">How Julia works</text:span></text:p>
      <text:p text:style-name="P3"/>
      <text:p text:style-name="P9">---</text:p>
      <text:p text:style-name="P3"/>
      <text:p text:style-name="P7"><text:span text:style-name="T3">One of the main problems that Julia answers is </text:span><text:span text:style-name="T2">the</text:span><text:span text:style-name="T3"> </text:span><text:span text:style-name="T2">p</text:span><text:span text:style-name="T3">roblem of the two languages.<text:line-break/></text:span><text:span text:style-name="T2">O</text:span><text:span text:style-name="T3">ne to quickly program a prototype </text:span><text:span text:style-name="T2">(like Python)</text:span><text:span text:style-name="T3">, the other seeking to optimize performance </text:span><text:span text:style-name="T2">(like C</text:span><text:span text:style-name="T3">).</text:span><text:span text:style-name="T30"> </text:span></text:p>
      <text:p text:style-name="P5"/>
      <text:p text:style-name="P7">This new language was designed to be able to do machine learning, data mining, distributed and parallel computing.</text:p>
      <text:p text:style-name="P7"/>
      <text:p text:style-name="P7">To be able to do all this, we had to combine the advantages of C, Ruby, Lisp, Matlab, Python, R <text:span text:style-name="T44">and</text:span> Perl.</text:p>
      <text:p text:style-name="P5"/>
      <text:p text:style-name="P5">---</text:p>
      <text:p text:style-name="P5"/>
      <text:p text:style-name="P8">So what's possible and what's not to do with Julia ?</text:p>
      <text:p text:style-name="P5"/>
      <text:p text:style-name="P7"><text:span text:style-name="T45">Julia is n</text:span>ot made to do <text:span text:style-name="T45">w</text:span>eb sites <text:span text:style-name="T45">and s</text:span>tatistics (<text:span text:style-name="T45">because it’s </text:span>far behind R)</text:p>
      <text:p text:style-name="P6"/>
      <text:p text:style-name="P7"><text:span text:style-name="T31">Julia is however very powerful for </text:span><text:span text:style-name="T45">m</text:span><text:span text:style-name="T31">athematical optimization, </text:span><text:span text:style-name="T45">i</text:span><text:span text:style-name="T31">mage manipulation, </text:span><text:span text:style-name="T45">m</text:span><text:span text:style-name="T31">achine learning, </text:span><text:span text:style-name="T45">s</text:span><text:span text:style-name="T31">imulation of natural phenomenon<text:line-break/><text:line-break/>A good practical example is </text:span><text:span text:style-name="T46">m</text:span><text:span text:style-name="T32">odeling the reacting flow inside a rocket engine combustor.</text:span></text:p>
      <text:p text:style-name="P5"/>
      <text:p text:style-name="P5">---</text:p>
      <text:p text:style-name="P5"/>
      <text:p text:style-name="P10"><text:span text:style-name="T23">Julia works with a just in time compilation : each time the user enters code into the interpreter, the interpreter is compiled and runs as machine code.</text:span></text:p>
      <text:p text:style-name="P7"/>
      <text:p text:style-name="P7">The heart of the language is written in C, the parser in Scheme and the majority of the standard library in Julia.</text:p>
      <text:p text:style-name="P7"/>
      <text:p text:style-name="P7">Julia's typing is strong, dynamic and inferred</text:p>
      <text:p text:style-name="P7"><text:span text:style-name="T29"><text:tab/>* </text:span><text:span text:style-name="T33">strong </text:span><text:span text:style-name="T29">: ensures that the data types used correctly describe the data being manipulated.</text:span></text:p>
      <text:p text:style-name="P7"><text:span text:style-name="T29"><text:tab/>* </text:span><text:span text:style-name="T33">dynamic </text:span><text:span text:style-name="T29">: typing "on the fly", during the execution of the code.</text:span></text:p>
      <text:p text:style-name="P7"><text:span text:style-name="T29"><text:tab/>* </text:span><text:span text:style-name="T33">inferred</text:span><text:span text:style-name="T29"> : automatically search for types associated with expressions, without them being explicitly indicated in the source code.</text:span></text:p>
      <text:p text:style-name="P7"/>
      <text:p text:style-name="P7">Julia is an object oriented and functional programming language. <text:span text:style-name="T47">A</text:span><text:span text:style-name="T1">ll </text:span><text:span text:style-name="T4">objects</text:span><text:span text:style-name="T1"> are first class citizens </text:span><text:span text:style-name="T4">(which can be used without restriction). There are several types</text:span> :</text:p>
      <text:p text:style-name="P11"><text:span text:style-name="T34">- abstract type </text:span><text:span text:style-name="T37">(abstract)</text:span></text:p>
      <text:p text:style-name="P11"><text:span text:style-name="T34">- mutable struct</text:span><text:span text:style-name="T38"> (normal)</text:span></text:p>
      <text:p text:style-name="P12"><text:soft-page-break/><text:span text:style-name="T34">- </text:span><text:span text:style-name="T36">s</text:span><text:span text:style-name="T34">truct</text:span><text:span text:style-name="T38"> (unchangeable)</text:span></text:p>
      <text:p text:style-name="P12"><text:span text:style-name="T38"><text:line-break/></text:span><text:span text:style-name="T50">T</text:span><text:span text:style-name="T38">he types can be configured.</text:span></text:p>
      <text:p text:style-name="P7"/>
      <text:p text:style-name="P12"><text:span text:style-name="T47">A</text:span>nother of the concepts that makes the Julia language so innovative is Multiple dispatch : a function can be specialized for more than one of its formal parameters. <text:span text:style-name="T1">As we do in software engineering with mister </text:span><text:span text:style-name="T4">DONY.</text:span><text:line-break/></text:p>
      <text:p text:style-name="P7">It is never necessary to specify the types and the most specialized function will always be called during execution.</text:p>
      <text:p text:style-name="P7"><text:line-break/>The functions are compiled on the fly for each set of arguments, which allows each time to have optimized native code (assembler), viewable with the “code_native” function.</text:p>
      <text:p text:style-name="P7"/>
      <text:p text:style-name="P7">There is also <text:span text:style-name="T47">the p</text:span>ossibility to use functions written in C with Julia.</text:p>
      <text:p text:style-name="P7"/>
      <text:p text:style-name="P7">A concept that can greatly optimize performance is <text:span text:style-name="T47">p</text:span>arallel programming in distributed memory.<text:line-break/>The objective is to <text:span text:style-name="T48">realize</text:span> the greatest number of operations in the shortest possible time.</text:p>
      <text:p text:style-name="P7"/>
      <text:p text:style-name="P7">There are also packages for calling Python, Java <text:span text:style-name="T48">and</text:span> R code.</text:p>
      <text:p text:style-name="P7"/>
      <text:p text:style-name="P7">---</text:p>
      <text:p text:style-name="P7"/>
      <text:p text:style-name="P7"><text:span text:style-name="T24">My p</text:span><text:span text:style-name="T25">ersonal opinion </text:span><text:span text:style-name="T24">is</text:span><text:span text:style-name="T25"> </text:span><text:span text:style-name="T48">Julia is</text:span><text:span text:style-name="T49"> a very promising language that can be as simple as a high level language while being as powerful as a low level language. To perform simulations and process data for scientific purposes.</text:span></text:p>
      <text:p text:style-name="P1"/>
      <text:p text:style-name="P4">Vocabulary test :<text:span text:style-name="T5"><text:line-break/></text:span></text:p>
      <text:p text:style-name="P13"><text:span text:style-name="T25">- </text:span><text:span text:style-name="T12">effectiveness</text:span><text:span text:style-name="T25"> </text:span><text:span text:style-name="T24">= efficacité<text:line-break/>- </text:span><text:span text:style-name="T53">on the fly</text:span><text:span text:style-name="T24"> </text:span><text:span text:style-name="T27">= à la volée<text:line-break/>- </text:span><text:span text:style-name="T13">set of</text:span><text:span text:style-name="T27"> = ensemble de<text:line-break/>- </text:span><text:span text:style-name="T13">viewable </text:span><text:span text:style-name="T27">= visible<text:line-break/>- </text:span><text:span text:style-name="T12">promising</text:span><text:span text:style-name="T25"> </text:span><text:span text:style-name="T27">= prometteur</text:span></text:p>
      <text:p text:style-name="P14"><text:span text:style-name="T27">- </text:span><text:span text:style-name="T15">to </text:span><text:span text:style-name="T12">process </text:span><text:span text:style-name="T28">= traiter<text:line-break/>- </text:span><text:span text:style-name="T12">purposes</text:span><text:span text:style-name="T25"> </text:span><text:span text:style-name="T28">= le but</text:span></text:p>
      <text:p text:style-name="P4"><text:span text:style-name="T5">- </text:span><text:span text:style-name="T6">scalable</text:span><text:span text:style-name="T5"> </text:span><text:span text:style-name="T16">= évolutif</text:span></text:p>
      <text:p text:style-name="P4"><text:span text:style-name="T17">- </text:span><text:span text:style-name="T7">computational scientist</text:span><text:span text:style-name="T17"> = scientifique informatique</text:span></text:p>
      <text:p text:style-name="P7"><text:span text:style-name="T41">- </text:span><text:span text:style-name="T35">uncertainty quantification</text:span><text:span text:style-name="T41"> </text:span><text:span text:style-name="T42">= </text:span><text:span text:style-name="T40">quantification de l'incertitude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11-01T22:21:13.675000000</dc:date>
    <meta:editing-duration>PT10M46S</meta:editing-duration>
    <meta:editing-cycles>3</meta:editing-cycles>
    <meta:document-statistic meta:table-count="0" meta:image-count="0" meta:object-count="0" meta:page-count="2" meta:paragraph-count="36" meta:word-count="546" meta:character-count="3234" meta:non-whitespace-character-count="2714"/>
  </office:meta>
</office:document-meta>
</file>